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ahoma" svg:font-family="Tahoma, sans-serif"/>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officeooo:paragraph-rsid="00191d6a"/>
    </style:style>
    <style:style style:name="P2" style:family="paragraph" style:parent-style-name="Text_20_body">
      <style:paragraph-properties style:line-height-at-least="0.45cm" fo:text-align="start" style:justify-single-word="false" fo:orphans="2" fo:widows="2" fo:background-color="transparent">
        <style:background-image/>
      </style:paragraph-properties>
    </style:style>
    <style:style style:name="P3" style:family="paragraph" style:parent-style-name="Text_20_body" style:list-style-name="L1">
      <style:paragraph-properties fo:margin-top="0.101cm" fo:margin-bottom="0cm" style:line-height-at-least="0.45cm" fo:text-align="start" style:justify-single-word="false" fo:orphans="2" fo:widows="2" fo:background-color="transparent">
        <style:background-image/>
      </style:paragraph-properties>
      <style:text-properties fo:font-variant="normal" fo:text-transform="none" fo:color="#2f2f2f" style:font-name="Tahoma" fo:font-size="9.75pt" fo:letter-spacing="normal" fo:font-style="normal" fo:font-weight="normal"/>
    </style:style>
    <style:style style:name="P4" style:family="paragraph" style:parent-style-name="Text_20_body" style:list-style-name="L2">
      <style:paragraph-properties fo:margin-top="0.101cm" fo:margin-bottom="0cm" style:line-height-at-least="0.45cm" fo:text-align="start" style:justify-single-word="false" fo:orphans="2" fo:widows="2" fo:background-color="transparent">
        <style:background-image/>
      </style:paragraph-properties>
      <style:text-properties fo:font-variant="normal" fo:text-transform="none" fo:color="#2f2f2f" style:font-name="Tahoma" fo:font-size="9.75pt" fo:letter-spacing="normal" fo:font-style="normal" fo:font-weight="normal"/>
    </style:style>
    <style:style style:name="P5" style:family="paragraph" style:parent-style-name="Text_20_body" style:list-style-name="L1">
      <style:paragraph-properties style:line-height-at-least="0.45cm" fo:text-align="start" style:justify-single-word="false" fo:orphans="2" fo:widows="2" fo:background-color="transparent">
        <style:background-image/>
      </style:paragraph-properties>
      <style:text-properties fo:font-variant="normal" fo:text-transform="none" fo:color="#2f2f2f" style:font-name="Tahoma" fo:font-size="9.75pt" fo:letter-spacing="normal" fo:font-style="normal" fo:font-weight="normal"/>
    </style:style>
    <style:style style:name="P6" style:family="paragraph" style:parent-style-name="Text_20_body" style:list-style-name="L2">
      <style:paragraph-properties style:line-height-at-least="0.45cm" fo:text-align="start" style:justify-single-word="false" fo:orphans="2" fo:widows="2" fo:background-color="transparent">
        <style:background-image/>
      </style:paragraph-properties>
    </style:style>
    <style:style style:name="P7" style:family="paragraph" style:parent-style-name="N3_20_Podkapitola">
      <style:text-properties officeooo:rsid="00191d6a"/>
    </style:style>
    <style:style style:name="P8" style:family="paragraph" style:parent-style-name="N2_20_Kapitola">
      <style:text-properties officeooo:rsid="001f5590" officeooo:paragraph-rsid="001f5590"/>
    </style:style>
    <style:style style:name="T1" style:family="text">
      <style:text-properties fo:font-weight="bold" style:font-weight-asian="bold" style:font-weight-complex="bold"/>
    </style:style>
    <style:style style:name="T2" style:family="text">
      <style:text-properties officeooo:rsid="00191d6a"/>
    </style:style>
    <style:style style:name="T3" style:family="text">
      <style:text-properties officeooo:rsid="001a4b88"/>
    </style:style>
    <style:style style:name="T4" style:family="text">
      <style:text-properties officeooo:rsid="001b88de"/>
    </style:style>
    <style:style style:name="T5" style:family="text">
      <style:text-properties fo:font-variant="normal" fo:text-transform="none" fo:color="#2f2f2f" style:font-name="Tahoma" fo:font-size="9.75pt" fo:letter-spacing="normal" fo:font-style="normal" fo:font-weight="bold" fo:background-color="transparent"/>
    </style:style>
    <style:style style:name="T6" style:family="text">
      <style:text-properties fo:font-variant="normal" fo:text-transform="none" fo:color="#2f2f2f" style:font-name="Tahoma" fo:font-size="9.75pt" fo:letter-spacing="normal" fo:font-style="normal" fo:font-weight="bold" officeooo:rsid="00191d6a"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2_20_Kapitola">GUHAARFeature</text:p>
      <text:p text:style-name="Odstavec">GUHAARFeature je XML formát sloužící pro popis konfigurace nástroje ARBuilder. Funkci nástroje jsem již zmínil výše. Dále nejprve popíšu strukturu formátu a následně popíšu co to provede s aplikací ARBuilder. </text:p>
      <text:p text:style-name="N3_20_Podkapitola">Struktura</text:p>
      <text:p text:style-name="Odstavec">GUHAARFeature má tři hlavní části: UserInterface, RulePattern a BuildingBlocks. Každý z těchto prvků zodpovídá za konfiguraci určité části aplikace.</text:p>
      <text:p text:style-name="N4_20_Odstavec">UserInterface</text:p>
      <text:p text:style-name="XML">&lt;UserInterface&gt;</text:p>
      <text:p text:style-name="XML"><text:tab/>&lt;AllowMultipleRules&gt;true&lt;/AllowMultipleRules&gt;</text:p>
      <text:p text:style-name="XML">&lt;/UserInterface&gt;</text:p>
      <text:p text:style-name="Odstavec">UserInterface určuje vzhled aplikace. V aktuální verzi ARBuilderu a Formátu GUHAARFeature je <text:s/>možno rozhodovat o tom zda uživatel může vytvořit poue jedno pravidlo nebo zda může vytvořit více pravidel. V případě, že má element AllowMultipleRules hodnotu true pak může uživatel vytvářet více než jedno pravidlo. </text:p>
      <text:p text:style-name="Odstavec">Vzhledem k možnosti předat aplikaci již dříve vytvořená pravidla a tato pravidla nějakým způsobem upravovat, domnívám se, že by bylo vhodné do UserInterface přidat ještě element AllowEditingExisting, který by určoval zda je možné editovat pravidla, která ARBuilder obdržel. Tímto by se s minimálním úsilím z ARBuilderu dal vytvořit i prohlížeč pravidel.</text:p>
      <text:p text:style-name="N4_20_Odstavec">RulePattern</text:p>
      <text:p text:style-name="XML">&lt;RulePattern&gt;</text:p>
      <text:p text:style-name="XML"><text:tab/>&lt;Antecedent minNumberOfBBAs="0" maxNumberOfBBA="6"/&gt;</text:p>
      <text:p text:style-name="XML"><text:tab/>&lt;InterestMeasureConstraint minNumberOfInterestMeasures="0" maxNumberOfInterestMeasures="3"/&gt;</text:p>
      <text:p text:style-name="XML"><text:tab/>&lt;Consequent minNumberOfBBAs="0" maxNumberOfBBA="6" /&gt;</text:p>
      <text:p text:style-name="XML"><text:tab/>&lt;Condition minNumberOfBBAs="0" maxNumberOfBBA="0"/&gt;</text:p>
      <text:p text:style-name="XML"><text:tab/>&lt;GeneralConstraint minNumberOfBBAs="1" maxNumberOfBBA="10"/&gt;</text:p>
      <text:p text:style-name="XML">&lt;/RulePattern&gt;</text:p>
      <text:p text:style-name="Odstavec">RulePattern je elementem, který popisuje jednotlivé součásti vytvářených pravidel. Pro účely formátu GUHAARBuilder předpokládám, že se pravidlo skládá z Antecedentu po kterém následují InterestMeasures a které je zakončené Consequentem. Dále pravidlo může obsahovat ještě podmínku. Z pohledu aplikace ARBuilder je Condition irelevantní, jelikož s podmínkami zatím neumí pracovat a především kvůli němu je ve formátu navíc element GeneralConstraint, který určuje omezení pro to z kolika stavebních bloků se má skládat pravidlo. </text:p>
      <text:p text:style-name="Odstavec">Pod termínem stavební blok rozumím jednotlivé atributy(elementy z DataDescription) a míry zajímavosti(InterestMeasure zmiňované dále).</text:p>
      <text:p text:style-name="Odstavec">U každého z výše zmíněných elementů je možné nastavi minimální počet stavebních bloků, ze kterých se musí skládat a maximální počet bloků, ze kterých se smí skládat. Minimální počet je nutnou součástí formátu, zatímco maximální počet je volitelnou součásti. Pro účely ARBuilderu pokud není maximální počet zadán je staven na dostatečně vysoké číslo(99 999). </text:p>
      <text:p text:style-name="Odstavec">Uvažujeme-li, že ARBuilder dostane výše uvedená omezení, plyne z nich pro něj, že Antecedent <text:soft-page-break/>musí mít mezi 0 a 6ti stavebními bloky, InterestMeasures mezi 0 a 3mi a Consequent mezi 0 a 6ti. Kromě toho navíc součet všech stavebních bloků v pravidle musí být mezi 1 a 10ti.</text:p>
      <text:p text:style-name="N4_20_Odstavec">BuildingBlocks</text:p>
      <text:p text:style-name="Odstavec">BuildingBlocks je nejsložitější částí formátu a popisuje stavební bloky, které má uživatel při práci v ARBuilderu k dispozici. Zde se definují jaké jsou povolené míry zajímavosti a jejich kombinace, zadávání doplňujících informací u jednotlivých atributů a povolené kombinace logických spojek(AND, OR, Negace)</text:p>
      <text:p text:style-name="N5_20_Pododstavec">InterestMeasures</text:p>
      <text:p text:style-name="Odstavec">První částí, které se budu jmenovat jsou InterestMeasures. Tato část Building blocks popisuje možné míry zajímavosti společně s jejich nastavením a povolenými kombinacemi. Následuje ukázka XML fragmentu pro tuto část.</text:p>
      <text:p text:style-name="XML">&lt;InterestMeasures threshold="optional"&gt;</text:p>
      <text:p text:style-name="XML"><text:s text:c="4"/>&lt;Types&gt;</text:p>
      <text:p text:style-name="XML"><text:s text:c="8"/>&lt;Type&gt; </text:p>
      <text:p text:style-name="XML"><text:s text:c="12"/>&lt;Name&gt;Support&lt;/Name&gt;</text:p>
      <text:p text:style-name="XML"><text:s text:c="12"/>&lt;LocalizedName lang="en"&gt;Support&lt;/LocalizedName&gt;</text:p>
      <text:p text:style-name="XML"><text:s text:c="12"/>&lt;LocalizedName lang="cs"&gt;Podpora&lt;/LocalizedName&gt;</text:p>
      <text:p text:style-name="XML"><text:s text:c="12"/>&lt;Field&gt;</text:p>
      <text:p text:style-name="XML"><text:s text:c="16"/>&lt;Name&gt;min value&lt;/Name&gt;</text:p>
      <text:p text:style-name="XML"><text:s text:c="16"/>&lt;LocalizedName lang="en"&gt;min&lt;/LocalizedName&gt;</text:p>
      <text:p text:style-name="XML"><text:tab/><text:tab/><text:tab/> &lt;LocalizedName lang="cs"&gt;min&lt;/LocalizedName&gt;</text:p>
      <text:p text:style-name="XML"><text:s text:c="16"/>&lt;Validation&gt;</text:p>
      <text:p text:style-name="XML"><text:tab/><text:tab/><text:tab/><text:tab/>&lt;Required value="yes"/&gt;</text:p>
      <text:p text:style-name="XML"><text:s text:c="20"/>&lt;MinValue inclusive="no"&gt;0&lt;/MinValue&gt;</text:p>
      <text:p text:style-name="XML"><text:s text:c="20"/>&lt;MaxValue inclusive="no"&gt;1&lt;/MaxValue&gt;</text:p>
      <text:p text:style-name="XML"><text:s text:c="20"/>&lt;Datatype&gt;double&lt;/Datatype&gt;</text:p>
      <text:p text:style-name="XML"><text:tab/><text:tab/><text:tab/><text:tab/>&lt;Previous&gt;isSmallerOrEqual&lt;/Previous&gt;</text:p>
      <text:p text:style-name="XML"><text:s text:c="16"/>&lt;/Validation&gt;</text:p>
      <text:p text:style-name="XML"><text:s text:c="12"/>&lt;/Field&gt;</text:p>
      <text:p text:style-name="XML"><text:s text:c="8"/>&lt;/Type&gt;</text:p>
      <text:p text:style-name="XML"><text:s text:c="4"/>&lt;/Types&gt;</text:p>
      <text:p text:style-name="XML"/>
      <text:p text:style-name="XML"><text:s text:c="4"/>&lt;SupportedInterestMeasureCombinations&gt;</text:p>
      <text:p text:style-name="XML"><text:s text:c="8"/>&lt;SupportedIMCombination&gt;</text:p>
      <text:p text:style-name="XML"><text:s text:c="12"/>&lt;InterestMeasure&gt;Confidence&lt;/InterestMeasure&gt;</text:p>
      <text:p text:style-name="XML"><text:s text:c="12"/>&lt;InterestMeasure&gt;Support&lt;/InterestMeasure&gt;</text:p>
      <text:p text:style-name="XML"><text:s text:c="8"/>&lt;/SupportedIMCombination&gt;</text:p>
      <text:p text:style-name="XML"><text:s text:c="4"/>&lt;/SupportedInterestMeasureCombinations&gt;</text:p>
      <text:p text:style-name="XML">&lt;/InterestMeasures&gt;</text:p>
      <text:p text:style-name="Odstavec">U každé míry zajímavosti musí být zadané některé informace. Konkrétně se jedná o </text:p>
      <text:p text:style-name="S1_20_Seznam"><text:span text:style-name="T1">Name</text:span> – Jméno, které je použito pro účely programu, zpravidla by mělo být zadané v angličtině. </text:p>
      <text:p text:style-name="S1_20_Seznam"><text:span text:style-name="T1">LocalizedName</text:span> – Těchto elementů může být více a popisují název míry, který uvidí uživatelé. O tom, který z několika bude vybrán rozhoduje ARBuilder na základě atributu lang. V příkladech standardně uvádím českou a anglickou variantu.</text:p>
      <text:p text:style-name="S1_20_Seznam"><text:span text:style-name="T1">Field</text:span> – Těchto elementů může být také více a popisují pole, která se uživateli zobrazí po výběru Míry zajímavosti. Navíc mají svou vnitřní strukturu v rámci které je nutno zadat Name a LocalizedName, které jsou stejné jako v případě InterestMeasures a dále je možno zadat minimální hodnotu(MinValue), maximální hodnotu(MaxValue), zda je nutné pole vyplnit(Required), typ dat(Datatype) a vztah k předchozímu poli(Previous)</text:p>
      <text:p text:style-name="Odstavec"><text:soft-page-break/>Poslední částí InterestMeasures je SupportedInterestMeasureCombinations. Tato část určuje jaké kombinace měr zajímavosti jsou povolené při zadávání pravidel. O kontrolu jejich dodržení se stará ARBuilder. Je možné buď nezadat žádná omezení, pak je potřeba nechat tento element prázdný nebo zadat alespoň jeden element SupportedIMCombination. V tomto elementu pak může být obsaženo libovolně mnoho elementů, které odpovídají jednotlivým mírám zajímavosti(Je potřeba aby jejich hodnota odpovídala nějaké z hodnot Name u Interestmeasure)</text:p>
      <text:p text:style-name="N5_20_Pododstavec">BasicBooleanAttribute</text:p>
      <text:p text:style-name="Odstavec">BasicBooleanAttribute je druhou částí. Tato část se věnuje doplňujícím informacím k jednotlivým atributům. Je možné nastavit jaké typy(Type) bude mít uživatel pro atributy k dispozici a jaká pole(Field) budou tyto typy obsahovat. </text:p>
      <text:p text:style-name="XML">&lt;BasicBooleanAttribute coefficient="optional"&gt;</text:p>
      <text:p text:style-name="XML"><text:s text:c="4"/>&lt;Coefficient&gt;</text:p>
      <text:p text:style-name="XML"><text:s text:c="8"/>&lt;Type&gt;</text:p>
      <text:p text:style-name="XML"><text:s text:c="12"/>&lt;Name&gt;Interval&lt;/Name&gt;</text:p>
      <text:p text:style-name="XML"><text:tab/><text:tab/> <text:s/>&lt;LocalizedName lang="en"&gt;Interval&lt;/LocalizedName&gt;</text:p>
      <text:p text:style-name="XML"><text:tab/><text:tab/> <text:s/>&lt;LocalizedName lang="cs"&gt;Interval&lt;/LocalizedName&gt;</text:p>
      <text:p text:style-name="XML"><text:s text:c="12"/>&lt;Field&gt;</text:p>
      <text:p text:style-name="XML"><text:s text:c="16"/>&lt;Name&gt;minLength&lt;/Name&gt;</text:p>
      <text:p text:style-name="XML"><text:s text:c="16"/>&lt;LocalizedName lang="en"&gt;min&lt;/LocalizedName&gt;</text:p>
      <text:p text:style-name="XML"><text:s text:c="16"/>&lt;LocalizedName lang="cs"&gt;min&lt;/LocalizedName&gt;</text:p>
      <text:p text:style-name="XML"><text:s text:c="16"/>&lt;Validation&gt;</text:p>
      <text:p text:style-name="XML"><text:s text:c="20"/>&lt;MinValue&gt;1&lt;/MinValue&gt;</text:p>
      <text:p text:style-name="XML"><text:s text:c="20"/>&lt;Datatype&gt;integer&lt;/Datatype&gt;</text:p>
      <text:p text:style-name="XML"><text:s text:c="16"/>&lt;/Validation&gt;</text:p>
      <text:p text:style-name="XML"><text:s text:c="12"/>&lt;/Field&gt;</text:p>
      <text:p text:style-name="XML"><text:s text:c="12"/>&lt;Field&gt;</text:p>
      <text:p text:style-name="XML"><text:s text:c="16"/>&lt;Name&gt;maxLength&lt;/Name&gt;</text:p>
      <text:p text:style-name="XML"><text:s text:c="16"/>&lt;LocalizedName lang="en"&gt;max&lt;/LocalizedName&gt;</text:p>
      <text:p text:style-name="XML"><text:s text:c="16"/>&lt;LocalizedName lang="cs"&gt;max&lt;/LocalizedName&gt;</text:p>
      <text:p text:style-name="XML"><text:s text:c="16"/>&lt;Validation&gt;</text:p>
      <text:p text:style-name="XML"><text:s text:c="20"/>&lt;Required value="yes"/&gt;</text:p>
      <text:p text:style-name="XML"><text:s text:c="20"/>&lt;MinValue&gt;1&lt;/MinValue&gt;</text:p>
      <text:p text:style-name="XML"><text:s text:c="20"/>&lt;Datatype&gt;integer&lt;/Datatype&gt;</text:p>
      <text:p text:style-name="XML"><text:s text:c="20"/>&lt;Previous&gt;isSmallerOrEqual&lt;/Previous&gt;</text:p>
      <text:p text:style-name="XML"><text:s text:c="16"/>&lt;/Validation&gt;</text:p>
      <text:p text:style-name="XML"><text:s text:c="12"/>&lt;/Field&gt;</text:p>
      <text:p text:style-name="XML"><text:s text:c="8"/>&lt;/Type&gt;</text:p>
      <text:p text:style-name="XML"><text:s text:c="4"/>&lt;/Coefficient&gt;</text:p>
      <text:p text:style-name="XML">&lt;/BasicBooleanAttribute&gt;</text:p>
      <text:p text:style-name="Odstavec">Struktura elementu Type je stejná jako v případě InterestMeasure. Líši se pouze význam některých částí.</text:p>
      <text:p text:style-name="S1_20_Seznam"><text:span text:style-name="T1">Name</text:span> – Jméno, které je použito pro účely programu, zpravidla by mělo být zadané v angličtině. </text:p>
      <text:p text:style-name="S1_20_Seznam"><text:span text:style-name="T1">LocalizedName</text:span> – Těchto elementů může být více a popisují název typu, který uvidí uživatelé. O tom, který z několika bude vybrán rozhoduje ARBuilder na základě atributu lang. V příkladech standardně uvádím českou a anglickou variantu.</text:p>
      <text:p text:style-name="S1_20_Seznam"><text:span text:style-name="T1">Field</text:span> – Těchto elementů může být také více a popisují pole, která se uživateli zobrazí po výběru atributu. Navíc mají svou vnitřní strukturu v rámci které je nutno zadat Name a LocalizedName, které jsou stejné jako v případě InterestMeasures a dále je možno zadat minimální hodnotu(MinValue), maximální hodnotu(MaxValue), zda je nutné pole vyplnit(Required), typ dat(Datatype) a vztah k předchozímu poli(Previous)</text:p>
      <text:p text:style-name="Odstavec"><text:soft-page-break/>U atributu je to v tomto případě poněkud složitější, jelikož se uživateli zobrazí okno s nabídkou typů a teprve podle vybraného typu dostane k dispozici konkrétní pole patřící k danému typu. Navíc typy nejsou vázány na žádný konkrétní atribut, ale kterýkoliv z typů může být použit u kteréhokoliv atributu.</text:p>
      <text:p text:style-name="N5_20_Pododstavec">DerivedBooleanAttribute</text:p>
      <text:p text:style-name="Odstavec">Třetí částí je DerivedBooleanAttribute. Tato část umožňuje konfigurace povolených booleovských operací při různých úrovních zanoření.</text:p>
      <text:p text:style-name="XML">&lt;DerivedBooleanAttribute&gt; </text:p>
      <text:p text:style-name="XML"><text:s text:c="4"/>&lt;NestingConstraints scope="allruleparts"&gt;</text:p>
      <text:p text:style-name="XML"><text:s text:c="8"/>&lt;MaxLevels&gt;3&lt;/MaxLevels&gt;</text:p>
      <text:p text:style-name="XML"><text:s text:c="8"/>&lt;NestingConstraint level="1"&gt;</text:p>
      <text:p text:style-name="XML"><text:s text:c="12"/>&lt;Connectives&gt;</text:p>
      <text:p text:style-name="XML"><text:s text:c="16"/>&lt;Conjunction allowed="yes"/&gt;</text:p>
      <text:p text:style-name="XML"><text:s text:c="16"/>&lt;Disjunction allowed="no"/&gt;</text:p>
      <text:p text:style-name="XML"><text:s text:c="16"/>&lt;Negation allowed="yes"/&gt;</text:p>
      <text:p text:style-name="XML"><text:s text:c="12"/>&lt;/Connectives&gt;</text:p>
      <text:p text:style-name="XML"><text:s text:c="8"/>&lt;/NestingConstraint&gt;</text:p>
      <text:p text:style-name="XML"><text:s text:c="8"/>&lt;NestingConstraint level="2"&gt; </text:p>
      <text:p text:style-name="XML"><text:s text:c="12"/>&lt;Connectives&gt;</text:p>
      <text:p text:style-name="XML"><text:s text:c="16"/>&lt;Conjunction allowed="yes"/&gt;</text:p>
      <text:p text:style-name="XML"><text:s text:c="16"/>&lt;Disjunction allowed="yes"/&gt;</text:p>
      <text:p text:style-name="XML"><text:s text:c="16"/>&lt;Negation allowed="no"/&gt;</text:p>
      <text:p text:style-name="XML"><text:s text:c="12"/>&lt;/Connectives&gt;</text:p>
      <text:p text:style-name="XML"><text:s text:c="8"/>&lt;/NestingConstraint&gt;</text:p>
      <text:p text:style-name="XML"><text:s text:c="8"/>&lt;NestingConstraint level="3"&gt;</text:p>
      <text:p text:style-name="XML"><text:s text:c="12"/>&lt;Connectives&gt;</text:p>
      <text:p text:style-name="XML"><text:s text:c="16"/>&lt;Conjunction allowed="no"/&gt;</text:p>
      <text:p text:style-name="XML"><text:s text:c="16"/>&lt;Disjunction allowed="no"/&gt;</text:p>
      <text:p text:style-name="XML"><text:s text:c="16"/>&lt;Negation allowed="yes"/&gt;</text:p>
      <text:p text:style-name="XML"><text:s text:c="12"/>&lt;/Connectives&gt;</text:p>
      <text:p text:style-name="XML"><text:s text:c="8"/>&lt;/NestingConstraint&gt;</text:p>
      <text:p text:style-name="XML"><text:s text:c="4"/>&lt;/NestingConstraints&gt;</text:p>
      <text:p text:style-name="XML">&lt;/DerivedBooleanAttribute&gt;</text:p>
      <text:p text:style-name="Odstavec">Je možné nastavit maximální hlouku zanoření, kterou může mít antecedent a consequent. Pro každý se toto číslo počítá zvlášť. Dále je možné zadat možné kombinace booleovských operací buď pro každou úroveň zanoření individuálně nebo je zadat pro všechny úrovně stejně nebo je zadat individuálně až po nějakou úroveň a pro všechny zbylé úrovně stejné.</text:p>
      <text:p text:style-name="Odstavec">NestingConstraint je element, který popisuje možné kombinace booleovských atributů. Pomocí atributu level je možné zadat buď konkrétní úroveň zanoření, ke které se vztahuje pomocí čísla nebo remaining, které znamená, že se vztahuje na všechny zbývající úrovně do MaxLevel. Aplikace umí pracovat se spojkami AND, OR a negací se kterou pracuje obdobným způsobem.</text:p>
      <text:p text:style-name="Odstavec">Příklad nahoře říká, že maximální povolená hloubka zanoření je 3 a že v případě že máme aktuálně hloubku zanoření 0 pak je povolená pouze negace. Toto plyne z NestingConstraint level = 3. Pokud už máme negaci a tím i zanoření 1 pak již smíme použít konjunkci i disjunkci a pokud máme hloubku zanoření 2 pak nesmíme použít disjunkci, ale smíme použít kromě konjukce i nega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ahoma" svg:font-family="Tahoma, sans-serif"/>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9cm" fo:background-color="transparent">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lanek" style:family="paragraph" style:parent-style-name="Standard" style:class="text"/>
    <style:style style:name="N1_20_Titulek" style:display-name="N1 Titulek" style:family="paragraph" style:parent-style-name="Clanek" style:class="text" style:master-page-name="">
      <style:paragraph-properties fo:margin-top="0.499cm" fo:margin-bottom="0.499cm" fo:text-align="center" style:justify-single-word="false" style:page-number="auto"/>
      <style:text-properties fo:font-size="24pt" fo:font-weight="bold"/>
    </style:style>
    <style:style style:name="N2_20_Kapitola" style:display-name="N2 Kapitola" style:family="paragraph" style:parent-style-name="Clanek" style:class="text" style:master-page-name="">
      <style:paragraph-properties fo:margin-top="0.4cm" fo:margin-bottom="0.4cm" style:page-number="auto"/>
      <style:text-properties fo:font-size="20pt" fo:font-weight="bold"/>
    </style:style>
    <style:style style:name="N3_20_Podkapitola" style:display-name="N3 Podkapitola" style:family="paragraph" style:parent-style-name="Clanek" style:class="text" style:master-page-name="">
      <style:paragraph-properties fo:margin-top="0.3cm" fo:margin-bottom="0.3cm" style:page-number="auto"/>
      <style:text-properties fo:font-size="16pt" fo:font-weight="bold"/>
    </style:style>
    <style:style style:name="N4_20_Odstavec" style:display-name="N4 Odstavec" style:family="paragraph" style:parent-style-name="Clanek" style:class="text" style:master-page-name="">
      <style:paragraph-properties fo:margin-top="0.3cm" fo:margin-bottom="0.3cm" style:page-number="auto"/>
      <style:text-properties fo:font-size="16pt" fo:font-style="italic"/>
    </style:style>
    <style:style style:name="N5_20_Pododstavec" style:display-name="N5 Pododstavec" style:family="paragraph" style:parent-style-name="Clanek" style:class="text" style:master-page-name="">
      <style:paragraph-properties fo:margin-top="0.199cm" fo:margin-bottom="0.199cm" style:page-number="auto"/>
      <style:text-properties fo:font-size="14pt" fo:font-style="italic"/>
    </style:style>
    <style:style style:name="XML" style:family="paragraph" style:parent-style-name="Clanek" style:class="text" style:master-page-name="">
      <style:paragraph-properties fo:margin-left="0.499cm" fo:margin-right="0.499cm" fo:text-indent="0cm" style:auto-text-indent="false" style:page-number="auto" fo:background-color="transparent" fo:padding="0cm" fo:border="none" style:shadow="none">
        <style:background-image/>
      </style:paragraph-properties>
      <style:text-properties style:font-name="Courier New"/>
    </style:style>
    <style:style style:name="Odstavec" style:family="paragraph" style:parent-style-name="Clanek" style:class="text">
      <style:paragraph-properties fo:margin-top="0.101cm" fo:margin-bottom="0.109cm"/>
    </style:style>
    <style:style style:name="S1_20_Seznam" style:display-name="S1 Seznam" style:family="paragraph" style:parent-style-name="Clanek" style:class="text">
      <style:paragraph-properties>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Balhar</meta:initial-creator>
    <meta:creation-date>2010-10-19T08:37:59.51</meta:creation-date>
    <dc:date>2011-01-14T11:37:00</dc:date>
    <dc:creator>Jakub Balhar</dc:creator>
    <meta:editing-duration>PT05H33M42S</meta:editing-duration>
    <meta:editing-cycles>71</meta:editing-cycles>
    <meta:generator>OpenOffice.org/3.2$Linux OpenOffice.org_project/320m19$Build-9505</meta:generator>
    <meta:document-statistic meta:table-count="0" meta:image-count="0" meta:object-count="0" meta:page-count="4" meta:paragraph-count="125" meta:word-count="1132" meta:character-count="10273"/>
  </office:meta>
</office:document-meta>
</file>